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1" fo:font-size="12pt"/>
    </style:style>
    <style:style style:name="P9" style:family="paragraph" style:parent-style-name="Text_20_body">
      <style:paragraph-properties fo:margin-top="0cm" fo:margin-bottom="0cm" fo:text-align="justify" style:justify-single-word="false"/>
    </style:style>
    <style:style style:name="P10" style:family="paragraph" style:parent-style-name="Text_20_body">
      <style:paragraph-properties fo:margin-top="0cm" fo:margin-bottom="0.21cm" fo:text-align="start" style:justify-single-word="false" fo:background-color="#ffffff">
        <style:background-image/>
      </style:paragraph-properties>
      <style:text-properties style:font-name="Arial1" fo:font-size="12pt"/>
    </style:style>
    <style:style style:name="P11" style:family="paragraph" style:parent-style-name="Text_20_body">
      <style:paragraph-properties fo:margin-top="0cm" fo:margin-bottom="0.21cm" fo:text-align="start" style:justify-single-word="false" fo:background-color="#ffffff">
        <style:background-image/>
      </style:paragraph-properties>
      <style:text-properties fo:color="#000000" style:font-name="Arial1" fo:font-size="12pt"/>
    </style:style>
    <style:style style:name="P12" style:family="paragraph" style:parent-style-name="Text_20_body">
      <style:paragraph-properties fo:margin-top="0cm" fo:margin-bottom="0.21cm" fo:text-align="start" style:justify-single-word="false" fo:background-color="#ffffff">
        <style:background-image/>
      </style:paragraph-properties>
      <style:text-properties fo:color="#000000" style:font-name="Arial1" fo:font-size="12pt"/>
    </style:style>
    <style:style style:name="T1" style:family="text">
      <style:text-properties fo:font-size="12pt"/>
    </style:style>
    <style:style style:name="T2" style:family="text">
      <style:text-properties fo:font-size="12pt" fo:font-style="italic" fo:background-color="transparent" style:font-size-asian="12pt" style:font-style-asian="italic" style:font-size-complex="12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background-color="transparent" style:font-style-asian="italic" style:font-style-complex="italic"/>
    </style:style>
    <style:style style:name="T5" style:family="text">
      <style:text-properties style:font-name="Arial"/>
    </style:style>
    <style:style style:name="T6" style:family="text">
      <style:text-properties style:font-name="Arial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tyle="normal" fo:background-color="transparent" style:font-style-asian="normal" style:font-style-complex="normal"/>
    </style:style>
    <style:style style:name="T8" style:family="text">
      <style:text-properties style:font-name="Arial" fo:font-style="normal" style:font-style-asian="normal" style:font-style-complex="normal"/>
    </style:style>
    <style:style style:name="T9" style:family="text">
      <style:text-properties fo:color="#000000"/>
    </style:style>
    <style:style style:name="T10" style:family="text">
      <style:text-properties fo:color="#00000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sl13 - Rick Falkvinge afirma que Brasil é o único país em posição de romper com o monopólio dos direitos autorais </text:p>
      <text:p text:style-name="P3"/>
      <text:p text:style-name="P4"><text:span text:style-name="T3">Fundador do primeiro Partido Pirata do mundo e reconhecido internacionalmente pela luta a favor da liberdade de expressão e pelo direito de compartilhar, o sueco palestrou no </text:span><text:span text:style-name="T2">13°</text:span><text:span text:style-name="T4"> </text:span><text:span text:style-name="T3">Fórum Internacional Software Livre sobre “Copyright Regime vs. Civil Liberties”. </text:span></text:p>
      <text:p text:style-name="P6"/>
      <text:p text:style-name="P7"><text:span text:style-name="T5">Nesta quarta-feira, dia 25 de julho, o sueco Rick Falkvinge, fundador do primeiro Partido Pirata no mundo, palestrou sobre o tema “Copyright Regime vs. Civil Liberties” durante a programação do 1</text:span><text:span text:style-name="T6">3°</text:span><text:span text:style-name="T7"> </text:span><text:span text:style-name="T8">Fórum Internacional Software Livre (fisl13), em Porto Alegre. No evento, consolidado como o maior do gênero na América Latina, Falkvinge afirmou que os monopólios de Copyright são uma ilusão que as indústrias criam para manter seu poder econômico inviolável e que ameaçam os direitos civis. Neste contexto, o Brasil teria uma importância ímpar. Segundo o militante, o país é o único em posição de romper esses códigos. “O Brasil está adiantado em perceber as potencialidades da internet em dar voz às pessoas e têm condições de desenvolver <text:s/>um modelo onde todos possam compartilhar o que quiserem. É preciso fomentar leis que tornem essas práticas obsoletas, porque, na realidade, elas já são”, apontou.</text:span></text:p>
      <text:p text:style-name="P1"/>
      <text:p text:style-name="P1">Para Falkvinge, o monopólio dos direitos autorais é uma limitação aos direitos de propriedade e precisa ser revisto. Ele exemplificou o que considera uma “ilusão de verdade” e inversão da moralidade criada pela indústria do Copyright. “Se eu comprar uma cadeira, recebo a nota, o produto é meu e posso usar e colocar onde quiser, ninguém contesta. Se eu comprar um DVD, não é meu, não posso usufruir como bem entender mesmo que eu tenha um recibo igual ao da cadeira, como se esse produto não fosse produzido e distribuído em escala industrial”. Falkvinge completa: “a indústria passa a mensagem de que ter o benefício de compartilhar uma mídia é imoral, uma violação. Na verdade, o monopólio é imoral, reprime o mundo. Eles não podem desmantelar os direitos civis mesmo que não consigam ter lucros de outras formas, mesmo que deixem de existir... Novas indústrias vão surgir e ponto”. </text:p>
      <text:p text:style-name="P1"/>
      <text:p text:style-name="P1">Questionado sobre o fluxo de dinheiro para os artistas caso o Copyright deixasse de existir, o sueco foi categórico e afirmou que isso é uma estratégia que faz parte do jogo para domínio geopolítico e econômico. “Já foi realizada uma pesquisa que mostrou que apenas 1% dos artistas recebiam dinheiro dos royalties nesse sistema de Copyright. É um truque da indústria, um argumento falso. A criatividade flui de outro modo e um exemplo é o YouTube”, sustentou. <text:s/></text:p>
      <text:p text:style-name="P1"><text:s/></text:p>
      <text:p text:style-name="P1">A internet, para Falkvinge, é a forma pela qual a sociedade exercita sua liberdade de expressão. “O acesso livre à net se tornou hoje tão fundamental quanto qualquer direito. É uma exigência para que se exerça cidadania”, observou. Conforme o militante, é sobre esse ponto que a sociedade precisa agir e se mobilizar para avançar e melhorar. “A nova geração exige participação, quer ser levada a sério e nós temos responsabilidade em deixar essa herança para o futuro”, enfatizou o sueco.</text:p>
      <text:p text:style-name="P1"/>
      <text:p text:style-name="P2">O fisl13 acontece de 25 a 28 de julho, no Centro de Eventos da PUCRS, <text:span text:style-name="T1">e apresenta intensa programação sobre cultura hacker e tecnologias livres. Serão mais de 800 horas de programação, aproximadamente 50 oficinas e um público estimado em oito mil </text:span><text:soft-page-break/><text:span text:style-name="T1">pessoas. </text:span></text:p>
      <text:p text:style-name="P8"/>
      <text:p text:style-name="P9"/>
      <text:p text:style-name="P10"><text:span text:style-name="T10">Núcleo de Atendimento 13° Fórum Internacional de Software Livre</text:span><text:span text:style-name="T9"><text:line-break/>Coordenação: Nicole Carvalho – nicole@enfato.com.br – 51 8118.1501<text:line-break/>Direção:Mariana Turkenicz– mariana@enfato.com.br – 51 8121.7062</text:span></text:p>
      <text:p text:style-name="P11">Atendimento: Bruna Brinques – <text:a xlink:type="simple" xlink:href="mailto:bruna@enfato.com.br">bruna@enfato.com.br</text:a></text:p>
      <text:p text:style-name="P11"><text:line-break/>Enfato Comunicação Empresarial<text:line-break/>51 30.261.261<text:line-break/>www.enfato.com.br</text:p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l 13 </meta:initial-creator>
    <meta:creation-date>2012-07-25T14:06:31</meta:creation-date>
    <meta:generator>LibreOffice/3.5$Linux_x86 LibreOffice_project/350m1$Build-3</meta:generator>
    <dc:date>2012-07-25T16:39:58</dc:date>
    <dc:creator>Fisl 13 </dc:creator>
    <meta:editing-duration>PT1H14M23S</meta:editing-duration>
    <meta:editing-cycles>11</meta:editing-cycles>
    <meta:printed-by>Fisl 13 </meta:printed-by>
    <meta:print-date>2012-07-25T15:49:43</meta:print-date>
    <meta:document-statistic meta:table-count="0" meta:image-count="0" meta:object-count="0" meta:page-count="2" meta:paragraph-count="12" meta:word-count="586" meta:character-count="3678" meta:non-whitespace-character-count="3090"/>
  </office:meta>
</office:document-meta>
</file>